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master-page-name="MP0">
      <style:paragraph-properties style:page-number="auto" fo:break-before="page"/>
    </style:style>
    <style:style style:name="P8" style:family="paragraph" style:parent-style-name="Standard">
      <style:text-properties officeooo:rsid="000d78d5" officeooo:paragraph-rsid="000d78d5"/>
    </style:style>
    <style:style style:name="P9" style:family="paragraph" style:parent-style-name="Standard">
      <style:text-properties officeooo:rsid="000c7eb7" officeooo:paragraph-rsid="000d78d5"/>
    </style:style>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p text:style-name="Standard"><text:tab/>- <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p text:style-name="Standard"><text:tab/>- <text:span text:style-name="T7">les instruments de musique virtuel</text:span></text:p>
      <text:p text:style-name="Standard"><text:tab/>- <text:span text:style-name="T7">les trackers</text:span></text:p>
      <text:p text:style-name="Standard"><text:tab/>- <text:span text:style-name="T7">les logiciels de notation musicale</text:span></text:p>
      <text:p text:style-name="Standard"><text:tab/>- <text:span text:style-name="T7">les synthétiseurs logiciels</text:span></text:p>
      <text:p text:style-name="Standard"><text:tab/>- <text:span text:style-name="T7">les outils éducatifs</text:span></text:p>
      <text:p text:style-name="Standard"/>
      <text:p text:style-name="Standard"/>
      <text:p text:style-name="Standard">II. <text:span text:style-name="T1">L</text:span>e fonctionnement des MAO</text:p>
      <text:p text:style-name="Standard"/>
      <text:p text:style-name="Standard">III. Licences, packs de samples et droits.</text:p>
      <text:p text:style-name="Standard">Conclusion</text:p>
      <text:p text:style-name="Standard"/>
      <text:p text:style-name="Standard">Sondage pas trop long + analyse </text:p>
      <text:p text:style-name="P1">Dans l’intro/présentation du sujet?</text:p>
      <text:p text:style-name="P1"/>
      <text:p text:style-name="P4">But: </text:p>
      <text:p text:style-name="P4">- Avis des gens sur les MAO (Accessibilité, Utilité)</text:p>
      <text:p text:style-name="P4"/>
      <text:p text:style-name="P1">Questions:</text:p>
      <text:p text:style-name="P5"/>
      <text:p text:style-name="P5">- <text:span text:style-name="T5">A quel département appartenez-vous?</text:span></text:p>
      <text:p text:style-name="P5"/>
      <text:p text:style-name="P2">- <text:span text:style-name="T2">Que pensez vous des</text:span> logiciels de MAO (Musique assistée par Ordinateur)</text:p>
      <text:p text:style-name="P2"><text:tab/><text:tab/>- <text:span text:style-name="T2">Utile</text:span></text:p>
      <text:p text:style-name="P2"><text:tab/><text:tab/>- <text:span text:style-name="T2">Inutile</text:span></text:p>
      <text:p text:style-name="P2"><text:tab/><text:tab/>- <text:span text:style-name="T2">Compliqué</text:span></text:p>
      <text:p text:style-name="P3"><text:tab/><text:tab/>- <text:span text:style-name="T4">Aucun avis</text:span></text:p>
      <text:p text:style-name="P3"><text:tab/><text:tab/>- <text:span text:style-name="T4">Je ne sais pas ce que c’est</text:span></text:p>
      <text:p text:style-name="P6"/>
      <text:p text:style-name="P6">- Que pensez vous du prix des logiciels de MAO</text:p>
      <text:p text:style-name="P2"><text:tab/><text:tab/>- <text:span text:style-name="T2">Accessible (prix)</text:span></text:p>
      <text:p text:style-name="P4"><text:tab/><text:tab/>- cher</text:p>
      <text:p text:style-name="P2"><text:tab/><text:tab/>- <text:span text:style-name="T2">BEAUCOUP trop cher</text:span></text:p>
      <text:p text:style-name="P2"><text:tab/><text:tab/>- <text:span text:style-name="T4">Je ne sais pas ce que c’est</text:span></text:p>
      <text:p text:style-name="P1"/>
      <text:p text:style-name="P1">- Composez-vous de la musique?</text:p>
      <text:p text:style-name="P1"><text:tab/>- Si non fin sondage</text:p>
      <text:p text:style-name="P2"/>
      <text:p text:style-name="P2"><text:soft-page-break/>- <text:span text:style-name="T6">Quel(s) genre(s)</text:span></text:p>
      <text:p text:style-name="P2"><text:tab/>- <text:span text:style-name="T6">liste de différents genres</text:span></text:p>
      <text:p text:style-name="P2"/>
      <text:p text:style-name="P2"/>
      <text:p text:style-name="P2">- Utilisez-vous des logiciels de MAO (Musique assistée par Ordinateur)</text:p>
      <text:p text:style-name="P2"><text:tab/><text:tab/>- Si non, fin sondage</text:p>
      <text:p text:style-name="P2"><text:tab/><text:tab/>- Si oui, lesquels: + liste</text:p>
      <text:p text:style-name="P2"/>
      <text:p text:style-name="P2">- <text:span text:style-name="T8">Connaissez vous ce qu’est un logiciel de Musique Assistée par Ordinateur ?</text:span></text:p>
      <text:p text:style-name="P2"><text:tab/><text:tab/>- <text:span text:style-name="T8">Si oui, suite du sondage</text:span></text:p>
      <text:p text:style-name="P2"><text:tab/><text:tab/>- <text:span text:style-name="T8">Si non, fin sondage</text:span></text:p>
      <text:p text:style-name="P2"/>
      <text:p text:style-name="P2"/>
      <text:p text:style-name="P2">- <text:span text:style-name="T2">Que pensez vous des cracks d</text:span><text:span text:style-name="T5">ans le cas des logiciels de MAO </text:span><text:span text:style-name="T2">(pas d’inquiétudes c’est anonyme)</text:span></text:p>
      <text:p text:style-name="P4"><text:tab/>- Totalement illégal, je refuse d’en utiliser</text:p>
      <text:p text:style-name="P2"><text:tab/>- <text:span text:style-name="T3">A éviter mais dans le cas des logiciels des MAO dû au prix conséquent, je pourrais en <text:tab/>utiliser</text:span></text:p>
      <text:p text:style-name="P2"><text:tab/>- <text:span text:style-name="T3">Les cracks c’est trop bi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10-01T09:09:00Z</meta:creation-date>
    <dc:date>2020-10-15T08:58:15.254000000</dc:date>
    <meta:editing-cycles>15</meta:editing-cycles>
    <meta:editing-duration>PT34M37S</meta:editing-duration>
    <meta:document-statistic meta:table-count="0" meta:image-count="0" meta:object-count="0" meta:page-count="2" meta:paragraph-count="44" meta:word-count="343" meta:character-count="2062" meta:non-whitespace-character-count="1723"/>
    <meta:template xlink:type="simple" xlink:actuate="onRequest" xlink:title="" xlink:href="Normal.dotm"/>
  </office:meta>
</office:document-meta>
</file>